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5d7" officeooo:paragraph-rsid="00187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yoksel.github.io/flex-cheatsheet/" text:style-name="Internet_20_link" text:visited-style-name="Visited_20_Internet_20_Link">https://yoksel.github.io/flex-cheatsheet/</text:a></text:p>
      <text:p text:style-name="Standard"/>
      <text:p text:style-name="P1">Site com imagen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5:10:15.723019848</meta:creation-date>
    <dc:date>2022-11-29T15:11:00.372612846</dc:date>
    <meta:editing-duration>PT45S</meta:editing-duration>
    <meta:editing-cycles>1</meta:editing-cycles>
    <meta:document-statistic meta:table-count="0" meta:image-count="0" meta:object-count="0" meta:page-count="1" meta:paragraph-count="2" meta:word-count="4" meta:character-count="58" meta:non-whitespace-character-count="55"/>
    <meta:generator>LibreOffice/6.4.7.2$Linux_X86_64 LibreOffice_project/40$Build-2</meta:generator>
  </office:meta>
</office:document-meta>
</file>